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446eb" officeooo:paragraph-rsid="000446eb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5ba01" officeooo:paragraph-rsid="0005ba01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ohit Gurmukhi" style:text-underline-style="solid" style:text-underline-width="auto" style:text-underline-color="font-color" officeooo:rsid="00076902" officeooo:paragraph-rsid="00076902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7" style:family="paragraph" style:parent-style-name="Standard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ohit Gurmukhi" style:text-underline-style="none" officeooo:rsid="000446eb" officeooo:paragraph-rsid="000446eb" style:font-size-asian="10.5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Lohit Gurmukhi" style:text-underline-style="none" officeooo:rsid="0005ba01" officeooo:paragraph-rsid="0005ba01" style:font-size-asian="10.5pt"/>
    </style:style>
    <style:style style:name="P16" style:family="paragraph" style:parent-style-name="Standard" style:list-style-name="L9">
      <style:paragraph-properties fo:text-align="start" style:justify-single-word="false"/>
      <style:text-properties style:font-name="Lohit Gurmukhi" style:text-underline-style="none" officeooo:rsid="00076902" officeooo:paragraph-rsid="00076902" style:font-size-asian="10.5pt"/>
    </style:style>
    <style:style style:name="P17" style:family="paragraph" style:parent-style-name="Standard" style:list-style-name="L10">
      <style:paragraph-properties fo:text-align="start" style:justify-single-word="false"/>
      <style:text-properties style:font-name="Lohit Gurmukhi" style:text-underline-style="none" officeooo:rsid="00076902" officeooo:paragraph-rsid="00076902" style:font-size-asian="10.5pt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Lohit Gurmukhi" style:text-underline-style="none" officeooo:rsid="00083a2c" officeooo:paragraph-rsid="00083a2c" style:font-size-asian="10.5pt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</text:p>
      <text:p text:style-name="P2"/>
      <text:p text:style-name="P2">source:<text:span text:style-name="T1"> </text:span><text:a xlink:type="simple" xlink:href="https://archive.ics.uci.edu/ml/datasets.html" text:style-name="Internet_20_link" text:visited-style-name="Visited_20_Internet_20_Link">https://archive.ics.uci.edu/ml/datasets.html</text:a></text:p>
      <text:p text:style-name="P5"/>
      <text:p text:style-name="P2">Goal<text:span text:style-name="T1"> – Apply the following algorithms</text:span></text:p>
      <text:list xml:id="list1102915682" text:style-name="L1">
        <text:list-item>
          <text:p text:style-name="P8">Random Forrest</text:p>
        </text:list-item>
        <text:list-item>
          <text:p text:style-name="P8">Naive Bayes</text:p>
        </text:list-item>
        <text:list-item>
          <text:p text:style-name="P8">Support Vector Machines</text:p>
        </text:list-item>
      </text:list>
      <text:p text:style-name="P5"/>
      <text:p text:style-name="P2">Submission:</text:p>
      <text:list xml:id="list889638951" text:style-name="L2">
        <text:list-item>
          <text:p text:style-name="P9">Submit PDF document with code</text:p>
        </text:list-item>
      </text:list>
      <text:p text:style-name="P5"/>
      <text:p text:style-name="P5"/>
      <text:p text:style-name="P3">Requirements</text:p>
      <text:list xml:id="list4217740830" text:style-name="L3">
        <text:list-item>
          <text:p text:style-name="P10">Description of dataset</text:p>
        </text:list-item>
      </text:list>
      <text:list xml:id="list4146176773" text:style-name="L4">
        <text:list-item>
          <text:list>
            <text:list-item>
              <text:p text:style-name="P11">Attributes</text:p>
            </text:list-item>
            <text:list-item>
              <text:p text:style-name="P11">Targets</text:p>
            </text:list-item>
            <text:list-item>
              <text:p text:style-name="P11">How many datapoints</text:p>
            </text:list-item>
            <text:list-item>
              <text:p text:style-name="P11">Some sample datapoint from the dataset</text:p>
            </text:list-item>
            <text:list-item>
              <text:p text:style-name="P11">State what you are trying to predict</text:p>
            </text:list-item>
            <text:list-item>
              <text:p text:style-name="P11">Must be interesting dataset</text:p>
            </text:list-item>
          </text:list>
        </text:list-item>
      </text:list>
      <text:list xml:id="list2811195499" text:style-name="L5">
        <text:list-item>
          <text:p text:style-name="P12">Description of the stucture</text:p>
        </text:list-item>
      </text:list>
      <text:list xml:id="list3404798162" text:style-name="L6">
        <text:list-item>
          <text:list>
            <text:list-item>
              <text:p text:style-name="P13">Inputs and Targets</text:p>
            </text:list-item>
            <text:list-item>
              <text:p text:style-name="P13">Normalised and Preprocessed</text:p>
            </text:list-item>
            <text:list-item>
              <text:p text:style-name="P13">Split into validation/training/test data</text:p>
            </text:list-item>
          </text:list>
        </text:list-item>
      </text:list>
      <text:list xml:id="list3195578741" text:style-name="L7">
        <text:list-item>
          <text:p text:style-name="P14">List of </text:p>
        </text:list-item>
      </text:list>
      <text:list xml:id="list3245771402" text:style-name="L8">
        <text:list-item>
          <text:list>
            <text:list-item>
              <text:p text:style-name="P15">Classifcation algorithms</text:p>
            </text:list-item>
            <text:list-item>
              <text:p text:style-name="P15">Implementation details and the error on the test set</text:p>
            </text:list-item>
            <text:list-item>
              <text:p text:style-name="P15">Errors in the form of confusion matrix</text:p>
            </text:list-item>
          </text:list>
        </text:list-item>
      </text:list>
      <text:list xml:id="list899548786" text:style-name="L9">
        <text:list-item>
          <text:p text:style-name="P16"><text:soft-page-break/>Discussion of results from other algorithms.</text:p>
          <text:list>
            <text:list-item>
              <text:p text:style-name="P16">What worked best</text:p>
            </text:list-item>
            <text:list-item>
              <text:p text:style-name="P16">Why?</text:p>
            </text:list-item>
          </text:list>
        </text:list-item>
        <text:list-item>
          <text:p text:style-name="P16">Citation of resources</text:p>
        </text:list-item>
        <text:list-item>
          <text:p text:style-name="P18">Visualisations</text:p>
        </text:list-item>
      </text:list>
      <text:p text:style-name="P6"/>
      <text:p text:style-name="P4">Example: Linear Regression</text:p>
      <text:list xml:id="list1943020732" text:style-name="L10">
        <text:list-item>
          <text:p text:style-name="P17">Why did you choose this algorithm</text:p>
        </text:list-item>
        <text:list-item>
          <text:p text:style-name="P17">What value of lambda did you use ? Why was this a good choice</text:p>
        </text:list-item>
        <text:list-item>
          <text:p text:style-name="P17">What basis function did you use</text:p>
        </text:list-item>
        <text:list-item>
          <text:p text:style-name="P17">How did you train the model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Gurmukhi" svg:font-family="'Lohit Gurmukhi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4:11:31.005483975</meta:creation-date>
    <meta:generator>LibreOffice/6.0.7.3$Linux_X86_64 LibreOffice_project/00m0$Build-3</meta:generator>
    <dc:date>2020-04-02T15:22:07.893888860</dc:date>
    <meta:editing-duration>PT10M13S</meta:editing-duration>
    <meta:editing-cycles>4</meta:editing-cycles>
    <meta:document-statistic meta:table-count="0" meta:image-count="0" meta:object-count="0" meta:page-count="2" meta:paragraph-count="35" meta:word-count="160" meta:character-count="916" meta:non-whitespace-character-count="817"/>
  </office:meta>
</office:document-meta>
</file>